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29.5" calcext:value-type="float">
            <text:p>-29.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30.5" calcext:value-type="float">
            <text:p>-30.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61.5" calcext:value-type="float">
            <text:p>-61.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62.5" calcext:value-type="float">
            <text:p>-62.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63" calcext:value-type="float">
            <text:p>-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7:55:06.206005575</meta:creation-date>
    <meta:generator>LibreOffice/7.3.7.2$Linux_X86_64 LibreOffice_project/30$Build-2</meta:generator>
    <dc:date>2024-07-03T18:17:28.863493244</dc:date>
    <meta:editing-duration>PT11M58S</meta:editing-duration>
    <meta:editing-cycles>1</meta:editing-cycles>
    <meta:document-statistic meta:table-count="1" meta:cell-count="58" meta:object-count="0"/>
  </office:meta>
</office:document-meta>
</file>